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885b4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885b4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885b4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885b4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885b4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885b4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885b4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885b4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885b4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885b4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885b4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885b4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885b4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885b4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885b4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885b4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885b4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Vanessa Gabriela Fernández Mariñ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5/5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1907470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osé Luis Fernández Carvajal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539333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11.54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70" meta:non-whitespace-character-count="1003"/>
    <meta:template xlink:type="simple" xlink:actuate="onRequest" xlink:title="Normal" xlink:href=""/>
  </office:meta>
</office:document-meta>
</file>